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fcd7b4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gr1" style:family="graphic">
      <style:graphic-properties draw:stroke="solid" svg:stroke-color="#ff0000" draw:marker-start="" draw:marker-end="" draw:fill="solid" draw:fill-color="#fcd7b4" draw:textarea-vertical-align="top" fo:padding-left="0.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polygon text:anchor-type="paragraph" draw:z-index="0" draw:name="Polígono con 4 vértices 1" draw:style-name="gr1" draw:text-style-name="P1" svg:width="13.97cm" svg:height="14.403cm" svg:x="-0.681cm" svg:y="-0.765cm" svg:viewBox="0 0 13971 14404" draw:points="0,14404 13971,14404 13971,0 0,0"><text:p/><text:p/><text:p><text:span text:style-name="T1">Contracte de compravenda</text:span></text:p><text:p/><text:p>D'una part, la senyora Magdalena Pons Sales, amb DNI núm. contrac-</text:p><text:p>tants 11333555, amb domicili al carrer de Menorca, 56 de Maó, com a</text:p><text:p>part venedora.</text:p><text:p/><text:p>I de l'altra, el senyor Jesús Amengual Florit, amb DNI núm. 25252525,</text:p><text:p>amb domicili al carrer Major, 24, des Mercadal, com a part compradora.</text:p><text:p/><text:p>Les dues parts actuen en nom propi i es reconeixen recíprocament la</text:p><text:p>capacitat legal necessària per contractar.</text:p><text:p/><text:p><text:tab/><text:tab/></text:p><text:p><text:span text:style-name="T2">MANIFESTEN</text:span></text:p><text:p/><text:p>1. Que la senyora Magdalena Pons Sales és propietària de l'habitatge</text:p><text:p>situat al número 22 del carrer de Ferreries, 33 de Maó.</text:p><text:p><text:tab/></text:p><text:p>2. Que el dit habitatge està lliure de càrregues i d'arrendaments.</text:p><text:p/><text:p>3. Que la senyora Pons vol vendre l'habitatge esmentat i el senyor</text:p><text:p>Amengual vol comprar-lo, per la qual cosa formalitzen aquest contracte</text:p><text:p>de compravenda, que es regeix pels pactes següents.</text:p></draw:polyg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1:53:50.893742740</meta:creation-date>
    <dc:date>2025-11-02T12:12:05.258678972</dc:date>
    <meta:editing-duration>PT8M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